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10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8.5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8.5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1.27cm" fo:margin-right="0cm" fo:margin-top="0cm" fo:margin-bottom="0cm" fo:text-indent="-1.27cm" style:text-autospace="none"/>
      <style:text-properties fo:font-size="8.5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493cm">
          <draw:text-box>
            <text:p text:style-name="P1"><text:span text:style-name="T1">HYMN #793</text:span></text:p>
            <text:p text:style-name="P1"><text:span text:style-name="T2">“</text:span><text:span text:style-name="T2">Praise, My Soul, the King of Heav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343cm" svg:x="1.825cm" svg:y="0.548cm">
          <draw:text-box>
            <text:p text:style-name="P4"><text:span text:style-name="T3">1. </text:span><text:span text:style-name="T4">Praise, my soul, the King of heaven;</text:span><text:span text:style-name="T4"><text:line-break/></text:span><text:span text:style-name="T4">To His feet your tribute bring;</text:span><text:span text:style-name="T4"><text:line-break/></text:span><text:span text:style-name="T4">Ransomed, healed, restored, forgiven,</text:span><text:span text:style-name="T4"><text:line-break/></text:span><text:span text:style-name="T4">Evermore His praises si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4.384cm" svg:height="3.787cm" svg:x="1.919cm" svg:y="0.531cm">
          <draw:text-box>
            <text:p text:style-name="P4"><text:span text:style-name="T4">Alleluia, alleluia!</text:span><text:span text:style-name="T4"><text:line-break/></text:span><text:span text:style-name="T4">Praise the everlasting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7" draw:layer="layout" svg:width="24.13cm" svg:height="7.011cm" svg:x="1.986cm" svg:y="0.548cm">
          <draw:text-box>
            <text:p text:style-name="P6"><text:span text:style-name="T5">2. </text:span><text:span text:style-name="T6">Praise Him for His grace and favor</text:span><text:span text:style-name="T6"><text:line-break/></text:span><text:span text:style-name="T6">To His people in distress;</text:span><text:span text:style-name="T6"><text:line-break/></text:span><text:span text:style-name="T6">Praise Him still the same as ever,</text:span><text:span text:style-name="T6"><text:line-break/></text:span><text:span text:style-name="T6">Slow to chide and swift to bl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7" draw:layer="layout" svg:width="24.13cm" svg:height="3.81cm" svg:x="2.032cm" svg:y="0.508cm">
          <draw:text-box>
            <text:p text:style-name="P6"><text:span text:style-name="T6"><text:s/></text:span><text:span text:style-name="T6">Alleluia, alleluia!</text:span><text:span text:style-name="T6"><text:line-break/></text:span><text:span text:style-name="T6">Glorious in His faithful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7" draw:layer="layout" svg:width="24.384cm" svg:height="7.112cm" svg:x="1.778cm" svg:y="0.508cm">
          <draw:text-box>
            <text:p text:style-name="P6"><text:span text:style-name="T5">3. </text:span><text:span text:style-name="T6">Fatherlike He tends and spares us;</text:span><text:span text:style-name="T6"><text:line-break/></text:span><text:span text:style-name="T6">Well our feeble frame He knows;</text:span><text:span text:style-name="T6"><text:line-break/></text:span><text:span text:style-name="T6">In His hand He gently bears us,</text:span><text:span text:style-name="T6"><text:line-break/></text:span><text:span text:style-name="T6">Rescues us from all our fo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7" draw:layer="layout" svg:width="24.384cm" svg:height="3.81cm" svg:x="1.872cm" svg:y="0.478cm">
          <draw:text-box>
            <text:p text:style-name="P6"><text:span text:style-name="T6">Alleluia, alleluia!</text:span><text:span text:style-name="T6"><text:line-break/></text:span><text:span text:style-name="T6">Widely yet His mercy 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8" draw:text-style-name="P9" draw:layer="layout" svg:width="24.384cm" svg:height="7.299cm" svg:x="1.942cm" svg:y="0.521cm">
          <draw:text-box>
            <text:p text:style-name="P8"><text:span text:style-name="T5">4. </text:span><text:span text:style-name="T6">Angels, help us to adore Him;</text:span></text:p>
            <text:p text:style-name="P8"><text:span text:style-name="T6">You behold Him face to face;</text:span></text:p>
            <text:p text:style-name="P8"><text:span text:style-name="T6">Sun and moon, bow down before Him,</text:span></text:p>
            <text:p text:style-name="P8"><text:span text:style-name="T6">All who dwell in time and sp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9" draw:text-style-name="P9" draw:layer="layout" svg:width="24.384cm" svg:height="12.821cm" svg:x="1.778cm" svg:y="0.508cm">
          <draw:text-box>
            <text:p text:style-name="P8"><text:span text:style-name="T6">Alleluia, alleluia!</text:span></text:p>
            <text:p text:style-name="P8"><text:span text:style-name="T6">Praise with us the God of grace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<text:s text:c="2"/>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8"><text:s text:c="4"/></text:span><text:span text:style-name="T9"><text:s text:c="4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7-17T11:57:22.035000000</meta:creation-date>
    <dc:date>2019-04-29T15:07:54.357000000</dc:date>
    <meta:editing-duration>PT21M42S</meta:editing-duration>
    <meta:editing-cycles>10</meta:editing-cycles>
    <meta:generator>LibreOffice/6.1.5.2$Windows_X86_64 LibreOffice_project/90f8dcf33c87b3705e78202e3df5142b201bd805</meta:generator>
    <meta:document-statistic meta:object-count="48"/>
  </office:meta>
</office:document-meta>
</file>